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color="#000000" style:text-underline-style="none"/>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 introduction</text:p>
      <text:p text:style-name="Standard"/>
      <text:p text:style-name="Standard">UbiTrail is a versatile and robust system for tracking animal behaviour. <text:s/>The software uses a learning algorithm......, implemented using Intel's open-source library, OpenCV, for rapid and reliable image processing. <text:s/>UbiTrail can currently analyse only pre-recorded AVI files, but updates are currently in progress to enable webcam interfacing, which will allow for on-the-fly video analysis and eliminate the need to store large video files.</text:p>
      <text:p text:style-name="Standard"/>
      <text:p text:style-name="Standard"/>
      <text:p text:style-name="Standard">(1) <text:s/>Installation</text:p>
      <text:p text:style-name="Standard"/>
      <text:p text:style-name="Standard">UbiTrail is open-source software; made by researchers, for researchers...... <text:s/>Can be installed from...... <text:s/>The software is also under continuous development, and the authors welcome questions, suggestions and error reports from users.</text:p>
      <text:p text:style-name="Standard"/>
      <text:p text:style-name="P1">Linux</text:p>
      <text:p text:style-name="P2">Download the latest UbiTrail version from SourceForge (&lt;LINK&gt;).</text:p>
      <text:p text:style-name="P2">Then, in the terminal, select the directory of the downloaded file, and run:</text:p>
      <text:p text:style-name="P2"/>
      <text:p text:style-name="P2">tar -xvf ubitrail-xxxx.tar.gz</text:p>
      <text:p text:style-name="P2"/>
      <text:p text:style-name="P2">Where xxxx is the version number.</text:p>
      <text:p text:style-name="P2"/>
      <text:p text:style-name="P2">make</text:p>
      <text:p text:style-name="P2">sudo make install</text:p>
      <text:p text:style-name="P1"/>
      <text:p text:style-name="P1"/>
      <text:p text:style-name="P1">Windows</text:p>
      <text:p text:style-name="P2">Download the Windows installer and execute the setup file.</text:p>
      <text:p text:style-name="P1"/>
      <text:p text:style-name="P1">OSX</text:p>
      <text:p text:style-name="P2">Not yet available.</text:p>
      <text:p text:style-name="P1"/>
      <text:p text:style-name="P1">Other useful downloads:</text:p>
      <text:p text:style-name="Standard">For video analysis, the K-Lite codec pack can be a useful tool to update your system's codecs ( <text:span text:style-name="Internet_20_link"><text:span text:style-name="T2">http://codecguide.com/ </text:span></text:span>). <text:s/>To create an image mask manually, an appropriate image manipulation software is required; the open-source software, GIMP, is ideal for this purpose, and can be downloaded at &lt;LINK&gt;.</text:p>
      <text:p text:style-name="Standard"/>
      <text:p text:style-name="Standard"/>
      <text:p text:style-name="Standard">(2) <text:s/>Assistant</text:p>
      <text:p text:style-name="Standard"/>
      <text:p text:style-name="Standard">The graphical user interface (GUI) uses a simple assistant to help you quickly and easily set up the parameters for your analysis.</text:p>
      <text:p text:style-name="Standard"/>
      <text:p text:style-name="Standard"><text:span text:style-name="T5">(i) <text:s/>Video input</text:span></text:p>
      <text:p text:style-name="Standard">Firstly, select a <text:span text:style-name="T1">AVI</text:span> video file to analyse. <text:s/>The K-Lite codec<text:span text:style-name="T3"> pack ( </text:span><text:span text:style-name="Internet_20_link"><text:span text:style-name="T2">http://codecguide.com/ </text:span></text:span><text:span text:style-name="T3">) </text:span>is a valuable tool to update your system with available codecs for avi’s. <text:s/>An option to analyse a live video stream directly from webcam is currently in development.</text:p>
      <text:p text:style-name="Standard"/>
      <text:p text:style-name="Standard"><text:span text:style-name="T4">(ii) <text:s/>Experimental definition</text:span></text:p>
      <text:p text:style-name="Standard">Define the details of your experimental set-up used in order to generate a suitable mask.</text:p>
      <text:p text:style-name="Standard"><text:soft-page-break/><text:tab/>The Default option leaves the arena undefined, with no mask used for image analysis. <text:s/>This option should be used for experiment designs that consist of just one area and/or agent (e.g. y-maze).</text:p>
      <text:p text:style-name="Standard"><text:tab/>The Autocircles feature automatically generates a mask based upon the number of areas and territories per area you define. <text:s/>This option is ideal for videos containing multiple circular areas, such as petri dishes or welled plates. <text:s/>The default number of territories is 1, meaning that areas are not split into territories. <text:s/>If you do have territories, UbiTrail can automatically generate a mask provided that: (a) all areas contain the same number of territories; and, (b) territories are clearly demarcated (i.e. by a line). <text:s/>The generated mask can be previewed using the 'Generate Preview' option, and saved for later use or further modification.</text:p>
      <text:p text:style-name="Standard"><text:tab/>For designs that do not fall under these criteria, masks must be defined manually. <text:s/>At the Manual area type, the 'Save first frame' option allows you to acquire a PNG image from the current video. <text:s/>This image can then be edited appropriately (see &lt;LINK&gt; for a tutorial on manual mask definition), and imported from file using the 'Choose an image' option.</text:p>
      <text:p text:style-name="Standard"/>
      <text:p text:style-name="P3">(iii) <text:s/>Processing parameters</text:p>
      <text:p text:style-name="Standard">Allows you to modify the parameters of the analysis.</text:p>
      <text:p text:style-name="Standard"><text:tab/>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 and 10 are typically suitable in most scenarios.</text:p>
      <text:p text:style-name="Standard"><text:tab/>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
      <text:p text:style-name="P3">(iv) <text:s/>Results</text:p>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ext:soft-page-break/>The program interface of UbiTrail consists of two parts:</text:p>
      <text:p text:style-name="Standard"><text:tab/>The <text:span text:style-name="T1">main display</text:span> at the right, which shows the current frame of the video being processed, with relevant features of the mask overlaid. <text:s/>Identified areas are outlined in green, and their perimeter defined in blue. <text:s/>Once identified, agents are drawn as a yellow circle with blue outline when moving, and as a red circle with yellow outline when stationary.</text:p>
      <text:p text:style-name="Standard"><text:tab/>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text:tab/>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Help can be accessed by entering “ubitrail –help”</text:p>
      <text:p text:style-name="Standard"/>
      <text:p text:style-name="Standard"/>
      <text:p text:style-name="Standard">(5) <text:s/>Rubitrail</text:p>
      <text:p text:style-name="Standard"/>
      <text:p text:style-name="Standard"/>
      <text:p text:style-name="Standard">(6) <text:s/>Examples / tutorials ?</text:p>
      <text:p text:style-name="Standard"/>
      <text:p text:style-name="Standard"><text:span text:style-name="T4">(i) <text:s/>Creating an image mask manually</text:span></text:p>
      <text:p text:style-name="Standard">First, obtain an image of your experimental arena. <text:s/>This can be done quickly using the UbiTrail Set-up Assistant. <text:s/>First, select your video, and at the Arena Definition screen select the option, 'From File', and then 'Save First Frame'.</text:p>
      <text:p text:style-name="Standard"><text:tab/>This image can now be edited using an appropriate image manipulation program to produce a suitable mask. <text:s/>GIMP is an excellent open-source image modification tool (which can be downloaded at <text:a xlink:type="simple" xlink:href="http://www.gimp.org/downloads/">http://www.gimp.org/downloads/</text:a> ). <text:s/>Visit &lt;LINK&gt; to see a tutorial on how to make a mask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2-10T16:07:18</dc:date>
    <dc:creator>joe </dc:creator>
    <meta:editing-duration>PT7H15M52S</meta:editing-duration>
    <meta:editing-cycles>201</meta:editing-cycles>
    <meta:generator>LibreOffice/3.5$Linux_X86_64 LibreOffice_project/350m1$Build-2</meta:generator>
    <meta:document-statistic meta:table-count="0" meta:image-count="0" meta:object-count="0" meta:page-count="3" meta:paragraph-count="45" meta:word-count="1264" meta:character-count="7867" meta:non-whitespace-character-count="6589"/>
  </office:meta>
</office:document-meta>
</file>